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ыполнил: Шепелев Артем Николаевич</text:p>
      <text:p text:style-name="Standard"/>
      <text:p text:style-name="Standard">Сервер использует возможности многопоточности и шифрования. В начале пользователь отправляет сообщение вида HLO &lt;имя пользователя&gt;. Затем, пользователь 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2-07-17T12:56:07</meta:creation-date>
    <dc:date>2012-07-17T13:00:03</dc:date>
    <dc:creator>student </dc:creator>
    <meta:editing-duration>P0D</meta:editing-duration>
    <meta:editing-cycles>1</meta:editing-cycles>
    <meta:document-statistic meta:table-count="0" meta:image-count="0" meta:object-count="0" meta:page-count="1" meta:paragraph-count="2" meta:word-count="22" meta:character-count="187" meta:non-whitespace-character-count="167"/>
    <meta:generator>LibreOffice/3.5$Linux_x86 LibreOffice_project/350m1$Build-2</meta:generator>
  </office:meta>
</office:document-meta>
</file>